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left" draw:textarea-vertical-align="top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539cm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start" fo:text-indent="0cm"/>
      <style:text-properties fo:font-size="10pt"/>
    </style:style>
    <style:style style:name="P2" style:family="paragraph">
      <style:paragraph-properties fo:margin-left="0cm" fo:margin-right="0cm" fo:text-align="center" fo:text-indent="0cm"/>
      <style:text-properties fo:font-size="10pt"/>
    </style:style>
    <style:style style:name="P3" style:family="paragraph">
      <style:paragraph-properties fo:margin-left="0cm" fo:margin-right="0cm" fo:text-indent="0cm"/>
      <style:text-properties fo:font-size="10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text-align="start"/>
      <style:text-properties fo:font-size="10pt"/>
    </style:style>
    <style:style style:name="P6" style:family="paragraph">
      <style:paragraph-properties fo:text-align="center"/>
    </style:style>
    <style:style style:name="T1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2.618cm" svg:height="2.164cm" svg:x="6.678cm" svg:y="5.349cm">
          <text:p text:style-name="P1">date_id</text:p>
          <text:p text:style-name="P1">spectator_id</text:p>
          <text:p text:style-name="P1">location_id</text:p>
          <text:p text:style-name="P1">game_id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277cm" svg:height="1.039cm" svg:x="6.712cm" svg:y="4.445cm">
          <draw:text-box>
            <text:p text:style-name="P2"><text:span text:style-name="T1">attendance fact table</text:span></text:p>
          </draw:text-box>
        </draw:frame>
        <draw:custom-shape draw:style-name="gr1" draw:text-style-name="P5" draw:layer="controls" svg:width="2.618cm" svg:height="1.861cm" svg:x="10.225cm" svg:y="3.268cm">
          <text:p text:style-name="P4"><text:span text:style-name="T1">date_id</text:span></text:p>
          <text:p text:style-name="P4"><text:span text:style-name="T1">day</text:span></text:p>
          <text:p text:style-name="P4"><text:span text:style-name="T1">month</text:span></text:p>
          <text:p text:style-name="P4"><text:span text:style-name="T1">y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controls" svg:width="3.092cm" svg:height="1.039cm" svg:x="9.937cm" svg:y="2.303cm">
          <draw:text-box>
            <text:p text:style-name="P2"><text:span text:style-name="T1">date dimension table</text:span></text:p>
          </draw:text-box>
        </draw:frame>
        <draw:custom-shape draw:style-name="gr1" draw:text-style-name="P5" draw:layer="controls" svg:width="2.618cm" svg:height="1.276cm" svg:x="10.397cm" svg:y="7.38cm">
          <text:p text:style-name="P4"><text:span text:style-name="T1">spectator_id</text:span></text:p>
          <text:p text:style-name="P4"><text:span text:style-name="T1">char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controls" svg:width="3.092cm" svg:height="1.039cm" svg:x="10.109cm" svg:y="6.415cm">
          <draw:text-box>
            <text:p text:style-name="P2"><text:span text:style-name="T1">spectator dimension table</text:span></text:p>
          </draw:text-box>
        </draw:frame>
        <draw:custom-shape draw:style-name="gr1" draw:text-style-name="P5" draw:layer="controls" svg:width="2.618cm" svg:height="2.69cm" svg:x="2.834cm" svg:y="3.239cm">
          <text:p text:style-name="P4"><text:span text:style-name="T1">location_id</text:span></text:p>
          <text:p text:style-name="P4"><text:span text:style-name="T1">name</text:span></text:p>
          <text:p text:style-name="P4"><text:span text:style-name="T1">street</text:span></text:p>
          <text:p text:style-name="P4"><text:span text:style-name="T1">city</text:span></text:p>
          <text:p text:style-name="P4"><text:span text:style-name="T1">state</text:span></text:p>
          <text:p text:style-name="P4"><text:span text:style-name="T1">zi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controls" svg:width="3.092cm" svg:height="1.039cm" svg:x="2.546cm" svg:y="2.274cm">
          <draw:text-box>
            <text:p text:style-name="P2"><text:span text:style-name="T1">location dimension table</text:span></text:p>
          </draw:text-box>
        </draw:frame>
        <draw:custom-shape draw:style-name="gr1" draw:text-style-name="P5" draw:layer="controls" svg:width="2.832cm" svg:height="2.108cm" svg:x="3.208cm" svg:y="7.381cm">
          <text:p text:style-name="P4"><text:span text:style-name="T1">game_id</text:span></text:p>
          <text:p text:style-name="P4"><text:span text:style-name="T1">sport</text:span></text:p>
          <text:p text:style-name="P4"><text:span text:style-name="T1">home_team</text:span></text:p>
          <text:p text:style-name="P4"><text:span text:style-name="T1">away_te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controls" svg:width="3.092cm" svg:height="1.039cm" svg:x="2.92cm" svg:y="6.416cm">
          <draw:text-box>
            <text:p text:style-name="P2"><text:span text:style-name="T1">game dimension table</text:span></text:p>
          </draw:text-box>
        </draw:frame>
        <draw:line draw:style-name="gr3" draw:text-style-name="P6" draw:layer="controls" svg:x1="5.449cm" svg:y1="3.628cm" svg:x2="6.68cm" svg:y2="6.614cm">
          <text:p/>
        </draw:line>
        <draw:line draw:style-name="gr3" draw:text-style-name="P6" draw:layer="controls" svg:x1="6.68cm" svg:y1="7.02cm" svg:x2="6.025cm" svg:y2="7.728cm">
          <text:p/>
        </draw:line>
        <draw:line draw:style-name="gr3" draw:text-style-name="P6" draw:layer="controls" svg:x1="9.299cm" svg:y1="5.828cm" svg:x2="10.229cm" svg:y2="3.733cm">
          <text:p/>
        </draw:line>
        <draw:line draw:style-name="gr3" draw:text-style-name="P6" draw:layer="controls" svg:x1="9.299cm" svg:y1="6.208cm" svg:x2="10.4cm" svg:y2="7.80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jeremyc</meta:initial-creator>
    <meta:creation-date>2007-04-09T19:38:32</meta:creation-date>
    <dc:creator>jeremyc</dc:creator>
    <dc:date>2007-04-09T20:35:02</dc:date>
    <dc:language>en-US</dc:language>
    <meta:editing-cycles>4</meta:editing-cycles>
    <meta:editing-duration>PT56M31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